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6301">
            <text:p>POZ-66301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3380.0">
            <text:p>3380.0</text:p>
          </table:table-cell>
          <table:table-cell office:value-type="float" office:value="35.0">
            <text:p>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Isola_Dei_Gabbiani-3-GS-x">
            <text:p>Isola_Dei_Gabbiani-3-GS-x</text:p>
          </table:table-cell>
          <table:table-cell office:value-type="float" office:value="41.19">
            <text:p>41.19</text:p>
          </table:table-cell>
          <table:table-cell office:value-type="float" office:value="9.31">
            <text:p>9.31</text:p>
          </table:table-cell>
          <table:table-cell office:value-type="float" office:value="2200.0">
            <text:p>2200.0</text:p>
          </table:table-cell>
          <table:table-cell office:value-type="float" office:value="55.0">
            <text:p>55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eMuroOrru1998,VacchiEtal2018a">
            <text:p>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6302">
            <text:p>POZ-66302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6010.0">
            <text:p>6010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Figari">
            <text:p>Figari</text:p>
          </table:table-cell>
          <table:table-cell office:value-type="float" office:value="41.45">
            <text:p>41.45</text:p>
          </table:table-cell>
          <table:table-cell office:value-type="float" office:value="9.05">
            <text:p>9.05</text:p>
          </table:table-cell>
          <table:table-cell office:value-type="float" office:value="585.0">
            <text:p>585.0</text:p>
          </table:table-cell>
          <table:table-cell office:value-type="float" office:value="59.0">
            <text:p>59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Nesteroff1984,DeMuroOrru1998,VacchiEtal2018a">
            <text:p>Nesteroff1984,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Moines">
            <text:p>Moines</text:p>
          </table:table-cell>
          <table:table-cell office:value-type="float" office:value="41.45">
            <text:p>41.45</text:p>
          </table:table-cell>
          <table:table-cell office:value-type="float" office:value="8.9">
            <text:p>8.9</text:p>
          </table:table-cell>
          <table:table-cell office:value-type="float" office:value="8350.0">
            <text:p>8350.0</text:p>
          </table:table-cell>
          <table:table-cell office:value-type="float" office:value="105.0">
            <text:p>105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7.5">
            <text:p>-17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Nesteroff1984,DeMuroOrru1998,VacchiEtal2018a">
            <text:p>Nesteroff1984,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Capo_Testa-11">
            <text:p>Capo_Testa-11</text:p>
          </table:table-cell>
          <table:table-cell office:value-type="float" office:value="41.23">
            <text:p>41.23</text:p>
          </table:table-cell>
          <table:table-cell office:value-type="float" office:value="9.16">
            <text:p>9.16</text:p>
          </table:table-cell>
          <table:table-cell office:value-type="float" office:value="9080.0">
            <text:p>9080.0</text:p>
          </table:table-cell>
          <table:table-cell office:value-type="float" office:value="130.0">
            <text:p>130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9.5">
            <text:p>-29.5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DeMuroOrru1998,VacchiEtal2018a">
            <text:p>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Cala_Lunga">
            <text:p>Cala_Lunga</text:p>
          </table:table-cell>
          <table:table-cell office:value-type="float" office:value="41.4">
            <text:p>41.4</text:p>
          </table:table-cell>
          <table:table-cell office:value-type="float" office:value="9.23">
            <text:p>9.23</text:p>
          </table:table-cell>
          <table:table-cell office:value-type="float" office:value="1705.0">
            <text:p>1705.0</text:p>
          </table:table-cell>
          <table:table-cell office:value-type="float" office:value="77.0">
            <text:p>77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Nesteroff1984,DeMuroOrru1998,VacchiEtal2018a">
            <text:p>Nesteroff1984,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0044">
            <text:p>POZ-60044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880.0">
            <text:p>880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0045">
            <text:p>POZ-60045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4025.0">
            <text:p>4025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0046">
            <text:p>POZ-60046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5260.0">
            <text:p>5260.0</text:p>
          </table:table-cell>
          <table:table-cell office:value-type="float" office:value="35.0">
            <text:p>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">
            <text:p>-3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6300">
            <text:p>POZ-66300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2175.0">
            <text:p>2175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.4">
            <text:p>-1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Barca_Brusciata-4-T-2">
            <text:p>Barca_Brusciata-4-T-2</text:p>
          </table:table-cell>
          <table:table-cell office:value-type="float" office:value="41.14">
            <text:p>41.14</text:p>
          </table:table-cell>
          <table:table-cell office:value-type="float" office:value="9.43">
            <text:p>9.43</text:p>
          </table:table-cell>
          <table:table-cell office:value-type="float" office:value="2507.0">
            <text:p>2507.0</text:p>
          </table:table-cell>
          <table:table-cell office:value-type="float" office:value="68.0">
            <text:p>68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eMuroOrru1998,VacchiEtal2018a">
            <text:p>DeMuroOrru1998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